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2CC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2CC" style:cell-protect="none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BFBFBF" style:cell-protect="non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F2CC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2CC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 table:structure-protected="true"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1,255)">
          <table:help-message table:display="true">
            <text:p>numer ID pracownika</text:p>
          </table:help-message>
          <table:error-message table:display="true">
            <text:p>Proszę podać prawidłowy numer ID pracownika</text:p>
          </table:error-message>
        </table:content-validation>
        <table:content-validation table:name="val2" table:condition="of:cell-content-is-whole-number() and cell-content-is-between(0,24)">
          <table:help-message table:display="true">
            <text:p>możliwa godzina rozpoczęcia zmiany</text:p>
          </table:help-message>
          <table:error-message table:display="true">
            <text:p>Proszę podać prawidłową godzinę z zakresu 0-24</text:p>
          </table:error-message>
        </table:content-validation>
        <table:content-validation table:name="val3" table:condition="of:cell-content-is-whole-number() and cell-content-is-between(0,24)">
          <table:help-message table:display="true">
            <text:p>możliwa godzina zakończenia zmiany</text:p>
          </table:help-message>
          <table:error-message table:display="true">
            <text:p>Proszę podać prawidłową godzinę z zakresu 0-24</text:p>
          </table:error-message>
        </table:content-validation>
      </table:content-validations>
      <table:table table:name="Arkusz1" table:style-name="ta1" table:protected="true">
        <table:table-column table:style-name="co1" table:number-columns-repeated="16384" table:default-cell-style-name="ce1"/>
        <table:table-row table:style-name="ro1">
          <table:table-cell table:content-validation-name="val1" table:style-name="ce4"/>
          <table:table-cell office:value-type="string" table:number-columns-spanned="2" table:number-rows-spanned="1" table:style-name="ce16">
            <text:p>propozycja 1</text:p>
          </table:table-cell>
          <table:covered-table-cell/>
          <table:table-cell office:value-type="string" table:number-columns-spanned="2" table:number-rows-spanned="1" table:style-name="ce16">
            <text:p>propozycja 2</text:p>
          </table:table-cell>
          <table:covered-table-cell/>
          <table:table-cell office:value-type="string" table:number-columns-spanned="2" table:number-rows-spanned="1" table:style-name="ce16">
            <text:p>propozycja 3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5">
            <text:p>dzien</text:p>
          </table:table-cell>
          <table:table-cell office:value-type="string" table:style-name="ce7">
            <text:p>start</text:p>
          </table:table-cell>
          <table:table-cell office:value-type="string" table:style-name="ce8">
            <text:p>koniec</text:p>
          </table:table-cell>
          <table:table-cell office:value-type="string" table:style-name="ce6">
            <text:p>start</text:p>
          </table:table-cell>
          <table:table-cell office:value-type="string" table:style-name="ce10">
            <text:p>koniec</text:p>
          </table:table-cell>
          <table:table-cell office:value-type="string" table:style-name="ce7">
            <text:p>start</text:p>
          </table:table-cell>
          <table:table-cell office:value-type="string" table:style-name="ce8">
            <text:p>koniec</text:p>
          </table:table-cell>
          <table:table-cell table:number-columns-repeated="16377"/>
        </table:table-row>
        <table:table-row table:style-name="ro2">
          <table:table-cell office:value-type="float" office:value="1" table:style-name="ce10">
            <text:p>1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" table:style-name="ce10">
            <text:p>2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3" table:style-name="ce10">
            <text:p>3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4" table:style-name="ce10">
            <text:p>4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5" table:style-name="ce10">
            <text:p>5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6" table:style-name="ce10">
            <text:p>6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7" table:style-name="ce10">
            <text:p>7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8" table:style-name="ce10">
            <text:p>8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9" table:style-name="ce10">
            <text:p>9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0" table:style-name="ce10">
            <text:p>10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1" table:style-name="ce10">
            <text:p>11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2" table:style-name="ce10">
            <text:p>12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3" table:style-name="ce10">
            <text:p>13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4" table:style-name="ce10">
            <text:p>14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5" table:style-name="ce10">
            <text:p>15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6" table:style-name="ce10">
            <text:p>16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7" table:style-name="ce10">
            <text:p>17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8" table:style-name="ce10">
            <text:p>18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9" table:style-name="ce10">
            <text:p>19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0" table:style-name="ce10">
            <text:p>20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1" table:style-name="ce10">
            <text:p>21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2" table:style-name="ce10">
            <text:p>22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3" table:style-name="ce10">
            <text:p>23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4" table:style-name="ce10">
            <text:p>24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5" table:style-name="ce10">
            <text:p>25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6" table:style-name="ce10">
            <text:p>26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7" table:style-name="ce10">
            <text:p>27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28" table:style-name="ce10">
            <text:p>28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style-name="ro2">
          <table:table-cell office:value-type="float" office:value="1" table:style-name="ce10">
            <text:p>1</text:p>
          </table:table-cell>
          <table:table-cell table:content-validation-name="val2" table:style-name="ce9"/>
          <table:table-cell table:content-validation-name="val3" table:style-name="ce3"/>
          <table:table-cell table:content-validation-name="val2" table:style-name="ce2"/>
          <table:table-cell table:content-validation-name="val3" table:style-name="ce11"/>
          <table:table-cell table:content-validation-name="val2" table:style-name="ce9"/>
          <table:table-cell table:content-validation-name="val3" table:style-name="ce3"/>
          <table:table-cell table:number-columns-repeated="16377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ichal</meta:initial-creator>
    <dc:creator>Michal</dc:creator>
    <meta:creation-date>2020-02-22T12:30:05Z</meta:creation-date>
    <dc:date>2020-02-23T17:45:00Z</dc:date>
  </office:meta>
</office:document-meta>
</file>